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45cm" fo:margin-left="-0.053cm" fo:margin-right="0.192cm" table:align="margins" style:writing-mode="lr-tb"/>
    </style:style>
    <style:style style:name="Table1.A" style:family="table-column">
      <style:table-column-properties style:column-width="4.267cm" style:rel-column-width="2419*"/>
    </style:style>
    <style:style style:name="Table1.B" style:family="table-column">
      <style:table-column-properties style:column-width="13.183cm" style:rel-column-width="7474*"/>
    </style:style>
    <style:style style:name="Table1.1" style:family="table-row">
      <style:table-row-properties style:min-row-height="0.411cm" style:keep-together="true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Card for AI Systems</text:p>
      <text:p text:style-name="P1">Awase Khirni Syed </text:p>
      <text:p text:style-name="P3"/>
      <text:p text:style-name="P3">This is a standard template for model card for AI system. It is a governance artefact that ensures transparency, accountability and compliance with global standards such as NIST AI RMF, EU AI Act (High-Risk Classiication), Google's Model Card Framework. Partnership on AI (PAI), SOC2 + ISO/IEC 42001 standards. 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Model Nam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Last Updated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Intended Us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Misuse Risk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raining Data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Data Splits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erformance Metrics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Fairness Evaluation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Explainability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Limitations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Monitoring Plan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KPI Tracked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ompliance Alignment</text:p>
          </table:table-cell>
          <table:table-cell table:style-name="Tab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pyright 2025 β ORI Inc.Canada All Rights Reserved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wase Khirni Syed</meta:initial-creator>
    <meta:creation-date>2025-09-23T16:44:28</meta:creation-date>
    <meta:document-statistic meta:table-count="1" meta:image-count="0" meta:object-count="0" meta:page-count="1" meta:paragraph-count="18" meta:word-count="89" meta:character-count="589"/>
    <dc:date>2025-09-23T16:56:41</dc:date>
    <dc:creator>Awase Khirni Syed</dc:creator>
    <meta:editing-duration>PT12M14S</meta:editing-duration>
    <meta:editing-cycles>1</meta:editing-cycles>
    <meta:generator>OpenOffice/4.1.15$Unix OpenOffice.org_project/4115m2$Build-9813</meta:generator>
  </office:meta>
</office:document-meta>
</file>